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 style:list-style-name="WW8Num1">
      <style:paragraph-properties fo:text-align="justify" style:justify-single-word="false"/>
    </style:style>
    <style:style style:name="P2" style:family="paragraph" style:parent-style-name="Standard" style:list-style-name="WW8Num1">
      <style:paragraph-properties fo:text-align="justify" style:justify-single-word="false"/>
      <style:text-properties fo:language="en" fo:country="US"/>
    </style:style>
    <style:style style:name="P3" style:family="paragraph" style:parent-style-name="Standard" style:list-style-name="WW8Num1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5" style:family="paragraph" style:parent-style-name="Heading_20_2" style:master-page-name="Standard">
      <style:paragraph-properties fo:text-align="center" style:justify-single-word="false"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color="#ffff00" fo:background-color="#ff0000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text:span text:style-name="T1">FAQ </text:span>по асму в никсах от мыщъх<text:span text:style-name="T1">'</text:span>а<text:span text:style-name="T1"><text:line-break/> </text:span><text:span text:style-name="T3">(фрагмент)</text:span></text:h>
      <text:h text:style-name="Heading_20_2" text:outline-level="2"><text:span text:style-name="T1">Q3:что </text:span>такое <text:span text:style-name="T1">Intel </text:span>и <text:span text:style-name="T1">AT&amp;T </text:span>нотация?</text:h>
      <text:p text:style-name="P4"><text:span text:style-name="T1">AT</text:span>&amp;<text:span text:style-name="T1">T</text:span> синтаксис разрабатывался компанией <text:span text:style-name="T1">AT&amp;T </text:span>в те далекие времена, когда никакого <text:span text:style-name="T1">Intel'</text:span>а вообще не существовало, процессоры менялись как перчатки и знание нескольких ассемблеров было вполне нормальным явлением. По сравнению с синтаксисом <text:span text:style-name="T1">Intel</text:span>, <text:span text:style-name="T1">AT&amp;T-</text:span>синтаксис намного более избыточен, но это сделано умышленно с целью сокращения ошибок (хинт: на одном процессоре команда <text:span text:style-name="T1">MOV </text:span>может перемещать 32-бита, на другом 16, а на третьем вообще 64).</text:p>
      <text:p text:style-name="P4">Отличия синтаксиса <text:span text:style-name="T1">AT&amp;T </text:span>от <text:span text:style-name="T1">Intel </text:span>следующие:</text:p>
      <text:p text:style-name="P4"/>
      <text:list xml:id="list8021579116802087634" text:style-name="WW8Num1">
        <text:list-item>
          <text:p text:style-name="P1"><text:span text:style-name="T4">имена регистров предваряются префиксом: "%"</text:span><text:span text:style-name="T2">:</text:span></text:p>
          <text:list>
            <text:list-item>
              <text:p text:style-name="P2">Intel:<text:tab/>eax,<text:tab/>ebx,<text:tab/>dl;</text:p>
            </text:list-item>
            <text:list-item>
              <text:p text:style-name="P1"><text:span text:style-name="T1">AT&amp;T:<text:tab/></text:span>%eax,<text:span text:style-name="T1"><text:tab/></text:span>%ebx,<text:span text:style-name="T1"><text:tab/>%dl;</text:span></text:p>
            </text:list-item>
          </text:list>
        </text:list-item>
        <text:list-item>
          <text:p text:style-name="P1"><text:span text:style-name="T4">обратный порядок операндов: вначале источник, затем приёмник</text:span>:</text:p>
          <text:list>
            <text:list-item>
              <text:p text:style-name="P1"><text:span text:style-name="T1">Intel:<text:tab/></text:span>mov<text:tab/>eax, ebx<text:span text:style-name="T1">;</text:span></text:p>
            </text:list-item>
            <text:list-item>
              <text:p text:style-name="P1">AT&amp;T<text:span text:style-name="T1">:<text:tab/></text:span>movl<text:tab/>%ebx, %eax<text:span text:style-name="T1">;</text:span></text:p>
            </text:list-item>
          </text:list>
        </text:list-item>
        <text:list-item>
          <text:p text:style-name="P1"><text:span text:style-name="T4">размер операнда задается суффиксом, замыкающим инструкцию, всего есть три типа суффиксов: "b" — байт (8-бит), "</text:span><text:span text:style-name="T2">w</text:span><text:span text:style-name="T4">"</text:span><text:span text:style-name="T2"> – </text:span><text:span text:style-name="T4">слово (16-бит) и "</text:span><text:span text:style-name="T2">l</text:span><text:span text:style-name="T4">"</text:span><text:span text:style-name="T2"> –</text:span><text:span text:style-name="T4"> двойное слово (</text:span><text:span text:style-name="T2">32</text:span><text:span text:style-name="T4">-бита)</text:span>:</text:p>
          <text:list>
            <text:list-item>
              <text:p text:style-name="P2">Intel:<text:tab/>mov<text:tab/>ah, al;</text:p>
            </text:list-item>
            <text:list-item>
              <text:p text:style-name="P1"><text:span text:style-name="T1">AT&amp;T:<text:tab/></text:span>movb<text:span text:style-name="T1"><text:tab/></text:span>%al,<text:span text:style-name="T1"> </text:span>%ah<text:span text:style-name="T1">;</text:span></text:p>
            </text:list-item>
            <text:list-item>
              <text:p text:style-name="P1"><text:span text:style-name="T1">Intel:<text:tab/></text:span> mov<text:span text:style-name="T1"><text:tab/>bx</text:span>,<text:span text:style-name="T1"> ax;</text:span></text:p>
            </text:list-item>
            <text:list-item>
              <text:p text:style-name="P1"><text:span text:style-name="T1">AT&amp;T:<text:tab/></text:span>movw<text:span text:style-name="T1"><text:tab/></text:span>%ax,<text:span text:style-name="T1"> </text:span>%bx<text:span text:style-name="T1">;</text:span></text:p>
            </text:list-item>
            <text:list-item>
              <text:p text:style-name="P1"><text:span text:style-name="T1">Intel:<text:tab/></text:span>mov<text:span text:style-name="T1"><text:tab/></text:span>e<text:span text:style-name="T1">ax</text:span>,<text:span text:style-name="T1"> </text:span>e<text:span text:style-name="T1">bx;</text:span></text:p>
            </text:list-item>
            <text:list-item>
              <text:p text:style-name="P1"><text:span text:style-name="T1">AT&amp;T:<text:tab/></text:span>movl<text:span text:style-name="T1"><text:tab/></text:span>%ebx,<text:span text:style-name="T1"> </text:span>%eax<text:span text:style-name="T1">;</text:span></text:p>
            </text:list-item>
          </text:list>
        </text:list-item>
        <text:list-item>
          <text:p text:style-name="P1"><text:span text:style-name="T4">числовые константы записываются в Си-соглашении</text:span>:</text:p>
          <text:list>
            <text:list-item>
              <text:p text:style-name="P2">Intel:<text:tab/>69h;</text:p>
            </text:list-item>
            <text:list-item>
              <text:p text:style-name="P2">AT&amp;T:<text:tab/>0x69;</text:p>
            </text:list-item>
          </text:list>
        </text:list-item>
        <text:list-item>
          <text:p text:style-name="P1"><text:span text:style-name="T4">для получения смещения метки используется префикс </text:span><text:span text:style-name="T2">"$"</text:span><text:span text:style-name="T4">, отсутствие которого приводит к чтению содержимого ячейки:</text:span></text:p>
          <text:list>
            <text:list-item>
              <text:p text:style-name="P2">Intel:<text:tab/>mov<text:tab/>eax, offset label;</text:p>
            </text:list-item>
            <text:list-item>
              <text:p text:style-name="P1"><text:span text:style-name="T1">AT&amp;T:<text:tab/>movl<text:tab/>$label, %eax;</text:span></text:p>
            </text:list-item>
            <text:list-item>
              <text:p text:style-name="P2">Intel:<text:tab/>mov<text:tab/>eax, [label];</text:p>
            </text:list-item>
            <text:list-item>
              <text:p text:style-name="P2"><text:soft-page-break/>AT&amp;T:<text:tab/>movl<text:tab/>label, %eax;</text:p>
            </text:list-item>
          </text:list>
        </text:list-item>
        <text:list-item>
          <text:p text:style-name="P1"><text:span text:style-name="T4">в тех случаях, когда метка является адресом перехода, префикс </text:span><text:span text:style-name="T2">"$" </text:span><text:span text:style-name="T4">опускается:</text:span></text:p>
          <text:list>
            <text:list-item>
              <text:p text:style-name="P1"><text:span text:style-name="T1">Intel:</text:span><text:tab/><text:span text:style-name="T1">jmp<text:tab/>label;</text:span></text:p>
            </text:list-item>
            <text:list-item>
              <text:p text:style-name="P2">AT&amp;T:<text:tab/>jmp<text:tab/>label;</text:p>
            </text:list-item>
            <text:list-item>
              <text:p text:style-name="P1"><text:span text:style-name="T1">Intel:</text:span><text:tab/><text:span text:style-name="T1">jmp<text:tab/>–;</text:span></text:p>
            </text:list-item>
            <text:list-item>
              <text:p text:style-name="P2">AT&amp;T<text:tab/>jmp<text:tab/>0x69;</text:p>
            </text:list-item>
          </text:list>
        </text:list-item>
        <text:list-item>
          <text:p text:style-name="P1"><text:span text:style-name="T4">для косвенного перехода по адресу используется префикс </text:span><text:span text:style-name="T2">"*":</text:span></text:p>
          <text:list>
            <text:list-item>
              <text:p text:style-name="P2">Intel:<text:tab/>jmp<text:tab/>dword ptr ds:[69h];</text:p>
            </text:list-item>
            <text:list-item>
              <text:p text:style-name="P2">AT&amp;T:<text:tab/>jmp<text:tab/>*0x69;</text:p>
            </text:list-item>
            <text:list-item>
              <text:p text:style-name="P2">Intel:<text:tab/>jmp<text:tab/>dword ptr ds:[label];</text:p>
            </text:list-item>
            <text:list-item>
              <text:p text:style-name="P2">AT&amp;T:<text:tab/>jmp<text:tab/>*label;</text:p>
            </text:list-item>
            <text:list-item>
              <text:p text:style-name="P2">Intel:<text:tab/>jmp<text:tab/>eax;</text:p>
            </text:list-item>
            <text:list-item>
              <text:p text:style-name="P2">AT&amp;T:<text:tab/>jmp<text:tab/>*%eax;</text:p>
            </text:list-item>
            <text:list-item>
              <text:p text:style-name="P2">Intel:<text:tab/>jmp<text:tab/>dword ptr ds: [eax];</text:p>
            </text:list-item>
            <text:list-item>
              <text:p text:style-name="P2">AT&amp;T:<text:tab/>jmp<text:tab/>*(%eax);</text:p>
            </text:list-item>
          </text:list>
        </text:list-item>
        <text:list-item>
          <text:p text:style-name="P1"><text:span text:style-name="T4">использование префикса </text:span><text:span text:style-name="T2">"$" </text:span><text:span text:style-name="T4">перед константой используется для получения ее значения. знак (если он есть) ставится после префикса. константа без указателя трактуется как указатель:</text:span></text:p>
          <text:list>
            <text:list-item>
              <text:p text:style-name="P1"><text:span text:style-name="T1">Intel:</text:span><text:tab/><text:span text:style-name="T1">mov<text:tab/>eax, 69h;</text:span></text:p>
            </text:list-item>
            <text:list-item>
              <text:p text:style-name="P2">AT&amp;T<text:tab/>movl<text:tab/>$0x69, %eax;</text:p>
            </text:list-item>
            <text:list-item>
              <text:p text:style-name="P1"><text:span text:style-name="T1">Intel:</text:span><text:tab/><text:span text:style-name="T1">mov<text:tab/>eax, </text:span>-<text:span text:style-name="T1">69h;</text:span></text:p>
            </text:list-item>
            <text:list-item>
              <text:p text:style-name="P1"><text:span text:style-name="T1">AT&amp;T<text:tab/>movl<text:tab/>$</text:span>-<text:span text:style-name="T1">0x69, %eax;</text:span></text:p>
            </text:list-item>
            <text:list-item>
              <text:p text:style-name="P2">Intel:<text:tab/>mov<text:tab/>eax, [69h];</text:p>
            </text:list-item>
            <text:list-item>
              <text:p text:style-name="P2">AT&amp;T<text:tab/>movl<text:tab/>0x69, %eax</text:p>
            </text:list-item>
          </text:list>
        </text:list-item>
        <text:list-item>
          <text:p text:style-name="P1"><text:span text:style-name="T4">для реализации косвенной адресации базовый регистр заключается в круглые скобки, перед которыми может присутствовать индекс, записанный в виде числовой константы или метки _без_ префикса </text:span><text:span text:style-name="T2">"$":</text:span></text:p>
          <text:list>
            <text:list-item>
              <text:p text:style-name="P2">Intel:<text:tab/>mov<text:tab/>eax, [ebx];</text:p>
            </text:list-item>
            <text:list-item>
              <text:p text:style-name="P2">AT&amp;T:<text:tab/>movl<text:tab/>(%ebx), %eax;</text:p>
            </text:list-item>
            <text:list-item>
              <text:p text:style-name="P2">Intel:<text:tab/>mov<text:tab/>eax, [ebx+69h];</text:p>
            </text:list-item>
            <text:list-item>
              <text:p text:style-name="P2"><text:soft-page-break/>AT&amp;T:<text:tab/>movl<text:tab/>0x69(%ebx), %eax;</text:p>
            </text:list-item>
            <text:list-item>
              <text:p text:style-name="P2">Intel:<text:tab/>mov<text:tab/>eax, [ebx+label];</text:p>
            </text:list-item>
            <text:list-item>
              <text:p text:style-name="P2">AT&amp;T:<text:tab/>movl<text:tab/>label(%ebx), %eax;</text:p>
            </text:list-item>
          </text:list>
        </text:list-item>
        <text:list-item>
          <text:p text:style-name="P3">если регистров несколько, то они разделаются через запятую:</text:p>
          <text:list>
            <text:list-item>
              <text:p text:style-name="P1"><text:span text:style-name="T1">Intel:<text:tab/>mov<text:tab/>eax, [ebx</text:span>+<text:span text:style-name="T1">ecx];</text:span></text:p>
            </text:list-item>
            <text:list-item>
              <text:p text:style-name="P2">AT&amp;T:<text:tab/>movl<text:tab/>(%ebx, %ecx), %eax;</text:p>
            </text:list-item>
          </text:list>
        </text:list-item>
        <text:list-item>
          <text:p text:style-name="P1"><text:span text:style-name="T4">для задания коэффициента масштабирования (</text:span><text:span text:style-name="T2">scale) </text:span><text:span text:style-name="T4">перед первым регистром ставится ведущая запятая</text:span><text:span text:style-name="T2"> (</text:span><text:span text:style-name="T4">при использовании базово индексной адресации запятая опускается), а сам коэффициент отделяется другой запятой, без префикса </text:span><text:span text:style-name="T2">"$":</text:span></text:p>
          <text:list>
            <text:list-item>
              <text:p text:style-name="P2">Intel:<text:tab/>mov<text:tab/>eax, [ebx*8];</text:p>
            </text:list-item>
            <text:list-item>
              <text:p text:style-name="P2">AT&amp;T<text:tab/>movl<text:tab/>(,%ebx, 8), %eax</text:p>
            </text:list-item>
            <text:list-item>
              <text:p text:style-name="P1"><text:span text:style-name="T1">Intel:<text:tab/>mov<text:tab/>eax, [ebx*8+label];</text:span></text:p>
            </text:list-item>
            <text:list-item>
              <text:p text:style-name="P2">AT&amp;T<text:tab/>movl<text:tab/>label(,%ebx, 8), %eax</text:p>
            </text:list-item>
            <text:list-item>
              <text:p text:style-name="P2">Intel:<text:tab/>mov<text:tab/>eax, [ecx+ebx*8+label];</text:p>
            </text:list-item>
            <text:list-item>
              <text:p text:style-name="P2">AT&amp;T:<text:tab/>movl<text:tab/>label(%ecx, %ebx, 8);</text:p>
            </text:list-item>
            <text:list-item>
              <text:p text:style-name="P2">Intel:<text:tab/>mov<text:tab/>eax, [ebx+ecx*8+label];</text:p>
            </text:list-item>
            <text:list-item>
              <text:p text:style-name="P2">AT&amp;T:<text:tab/>movl<text:tab/>label(%ebx, %ecx, 8);</text:p>
            </text:list-item>
          </text:list>
        </text:list-item>
        <text:list-item>
          <text:p text:style-name="P1"><text:span text:style-name="T4">сегментная адресация с использованием сегментных регистров отличается от </text:span><text:span text:style-name="T2">Intel'</text:span><text:span text:style-name="T4">а использованием круглых скобок вместо квадратных:</text:span></text:p>
          <text:list>
            <text:list-item>
              <text:p text:style-name="P2">Intel:<text:tab/>mov<text:tab/>eax, es:[ebx];</text:p>
            </text:list-item>
            <text:list-item>
              <text:p text:style-name="P2">AT&amp;T:<text:tab/>mov<text:tab/>%es:(%bx), %eax;</text:p>
            </text:list-item>
          </text:list>
        </text:list-item>
        <text:list-item>
          <text:p text:style-name="P3">в командах переходов и вызовов функций непосредственные сегмент и смещение разделяется не двоеточием, а запятой:</text:p>
          <text:list>
            <text:list-item>
              <text:p text:style-name="P1"><text:span text:style-name="T1">Intel:<text:tab/>jmp far 10h:</text:span>100000<text:span text:style-name="T1">h (псевдоконструкция!)</text:span></text:p>
            </text:list-item>
            <text:list-item>
              <text:p text:style-name="P1">jmp<text:tab/>$0x10, $0x100000<text:span text:style-name="T1">;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1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fo:language="en" fo:country="US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7-05-25T00:09:00</dc:date>
    <meta:editing-cycles>3</meta:editing-cycles>
    <meta:editing-duration>PT1M</meta:editing-duration>
    <meta:document-statistic meta:table-count="0" meta:image-count="0" meta:object-count="0" meta:page-count="3" meta:paragraph-count="71" meta:word-count="545" meta:character-count="3349" meta:non-whitespace-character-count="2937"/>
    <meta:generator>LibreOffice/5.2.3.3$Linux_X86_64 LibreOffice_project/20m0$Build-3</meta:generator>
  </office:meta>
</office:document-meta>
</file>